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 May 2009</text:p>
      <text:p text:style-name="Standard">Thinking of using a PHP framework, I have been looking for CakePHP or Qcodo but I not quite sure if it is the right thing to do in this moment, we al already using YUI <text:s/>as a framework for some of the JS stuff, and a very rustic home made one for PHP, (eg al the classes has similar), any way I have been always reluctant to use OO I just don't understanding why just us copy and paste or replace. I should forget these for the mo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02T13:17:07</meta:creation-date>
    <meta:document-statistic meta:character-count="444" meta:image-count="0" meta:object-count="0" meta:page-count="1" meta:paragraph-count="2" meta:table-count="0" meta:word-count="91"/>
    <dc:date>2009-05-02T13:22:27</dc:date>
    <meta:editing-duration>PT00H05M23S</meta:editing-duration>
    <meta:editing-cycles>1</meta:editing-cycles>
    <meta:generator>OpenOffice.org/3.0$Linux OpenOffice.org_project/300m15$Build-9379</meta:generator>
  </office:meta>
</office:document-meta>
</file>